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0.27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0.3984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0.8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dd00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1" style:family="table-cell" style:parent-style-name="Default" style:data-style-name="N0"/>
    <style:style style:name="ce13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49"/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00dd0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</style:style>
    <style:style style:name="ce5" style:family="table-cell" style:parent-style-name="Default" style:data-style-name="N0">
      <style:text-properties fo:color="#c9211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5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table:style-name="ce2" office:value-type="string" calcext:value-type="string">
            <text:p>PETSA</text:p>
          </table:table-cell>
          <table:table-cell table:style-name="ce23" table:formula="of:=NOW()" office:value-type="date" office:date-value="2025-12-20T14:45:04.4" calcext:value-type="date">
            <text:p>2025-12-20</text:p>
          </table:table-cell>
          <table:table-cell table:style-name="ce23" table:formula="of:=UPPER(TEXT([.B1];&quot;DDDD&quot;))" office:value-type="string" office:string-value="SATURDAY" calcext:value-type="string">
            <text:p>SATURDAY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CASH</text:p>
          </table:table-cell>
          <table:table-cell table:style-name="ce4" office:value-type="string" calcext:value-type="string">
            <text:p>STORED</text:p>
          </table:table-cell>
          <table:table-cell table:style-name="ce4" office:value-type="string" calcext:value-type="string">
            <text:p>COINS</text:p>
          </table:table-cell>
          <table:table-cell table:style-name="ce4" office:value-type="string" calcext:value-type="string">
            <text:p>ACTUAL TOTAL</text:p>
          </table:table-cell>
          <table:table-cell table:number-columns-repeated="2"/>
          <table:table-cell table:style-name="ce4" office:value-type="string" calcext:value-type="string">
            <text:p>PF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MOSC</text:p>
            <text:p>NET PF</text:p>
          </table:table-cell>
          <table:table-cell table:style-name="ce4" office:value-type="string" calcext:value-type="string">
            <text:p>DIRECT</text:p>
            <text:p>PAYMENT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ASH</text:p>
            <text:p>REGISTER</text:p>
          </table:table-cell>
          <table:table-cell table:style-name="ce7" office:value-type="string" calcext:value-type="string">
            <text:p>DIFFERENCE</text:p>
          </table:table-cell>
          <table:table-cell table:style-name="ce4" office:value-type="string" calcext:value-type="string">
            <text:p>NOTES</text:p>
          </table:table-cell>
          <table:table-cell table:number-columns-repeated="16370"/>
        </table:table-row>
        <table:table-row table:style-name="ro1">
          <table:table-cell table:number-columns-repeated="3" table:style-name="ce8" office:value-type="float" office:value="0" calcext:value-type="float">
            <text:p>0.00</text:p>
          </table:table-cell>
          <table:table-cell table:style-name="ce8" table:formula="of:=SUM([.A3:.C3])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DR. PEDRO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3]-[.J3]" office:value-type="float" office:value="0" calcext:value-type="float">
            <text:p>0</text:p>
          </table:table-cell>
          <table:table-cell/>
          <table:table-cell table:formula="of:=[.K3]-[.L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ASH OU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X-RAY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4]-[.J4]" office:value-type="float" office:value="0" calcext:value-type="float">
            <text:p>0</text:p>
          </table:table-cell>
          <table:table-cell/>
          <table:table-cell table:formula="of:=[.K4]-[.L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LAB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MEDICINE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5]-[.J5]" office:value-type="float" office:value="0" calcext:value-type="float">
            <text:p>0</text:p>
          </table:table-cell>
          <table:table-cell/>
          <table:table-cell table:formula="of:=[.K5]-[.L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DR. PETER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NON-MED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6]-[.J6]" office:value-type="float" office:value="0" calcext:value-type="float">
            <text:p>0</text:p>
          </table:table-cell>
          <table:table-cell/>
          <table:table-cell table:formula="of:=[.K6]-[.L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/>
          <table:table-cell table:style-name="ce2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LAB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7]" office:value-type="float" office:value="0" calcext:value-type="float">
            <text:p>0.00</text:p>
          </table:table-cell>
          <table:table-cell/>
          <table:table-cell table:formula="of:=[.G7]-[.J7]" office:value-type="float" office:value="0" calcext:value-type="float">
            <text:p>0</text:p>
          </table:table-cell>
          <table:table-cell/>
          <table:table-cell table:formula="of:=[.K7]-[.L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SSS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8]" office:value-type="float" office:value="0" calcext:value-type="float">
            <text:p>0.00</text:p>
          </table:table-cell>
          <table:table-cell/>
          <table:table-cell table:formula="of:=[.G8]-[.J8]" office:value-type="float" office:value="0" calcext:value-type="float">
            <text:p>0</text:p>
          </table:table-cell>
          <table:table-cell/>
          <table:table-cell table:formula="of:=[.K8]-[.L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INOR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9]" office:value-type="float" office:value="0" calcext:value-type="float">
            <text:p>0.00</text:p>
          </table:table-cell>
          <table:table-cell/>
          <table:table-cell table:formula="of:=[.G9]-[.J9]" office:value-type="float" office:value="0" calcext:value-type="float">
            <text:p>0</text:p>
          </table:table-cell>
          <table:table-cell/>
          <table:table-cell table:formula="of:=[.K9]-[.L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10" office:value-type="string" calcext:value-type="string">
            <text:p>GLUCO.SULFATE &amp; CALCIUM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R. REJUSO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0]-[.J10]" office:value-type="float" office:value="0" calcext:value-type="float">
            <text:p>0</text:p>
          </table:table-cell>
          <table:table-cell/>
          <table:table-cell table:formula="of:=[.K10]-[.L1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" table:formula="of:=SUM([.A5:.A10])" office:value-type="float" office:value="0" calcext:value-type="float">
            <text:p>0.00</text:p>
          </table:table-cell>
          <table:table-cell table:style-name="ce14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R. ESPINOSA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1]-[.J11]" office:value-type="float" office:value="0" calcext:value-type="float">
            <text:p>0</text:p>
          </table:table-cell>
          <table:table-cell/>
          <table:table-cell table:formula="of:=[.K11]-[.L1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DR. DELA PAZ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2]-[.J12]" office:value-type="float" office:value="0" calcext:value-type="float">
            <text:p>0</text:p>
          </table:table-cell>
          <table:table-cell/>
          <table:table-cell table:formula="of:=[.K12]-[.L1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X-RAY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LT PATIENT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DR. LASAM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3]-[.J13]" office:value-type="float" office:value="0" calcext:value-type="float">
            <text:p>0</text:p>
          </table:table-cell>
          <table:table-cell/>
          <table:table-cell table:formula="of:=[.K13]-[.L1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FX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NEW PATIENT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DR. BALCE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LAB</text:p>
          </table:table-cell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NC PATIENT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PHOTOCOPY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table:formula="of:=[.G15]" office:value-type="float" office:value="0" calcext:value-type="float">
            <text:p>0.00</text:p>
          </table:table-cell>
          <table:table-cell/>
          <table:table-cell table:formula="of:=[.G15]-[.J15]" office:value-type="float" office:value="0" calcext:value-type="float">
            <text:p>0</text:p>
          </table:table-cell>
          <table:table-cell/>
          <table:table-cell table:formula="of:=[.K15]-[.L1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DEXA (DR. PETER)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DR. PETER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2" office:value-type="string" calcext:value-type="string">
            <text:p>#PRIVATE (ALL MEDICAL DOCTORS)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GLUCO.SULFATE</text:p>
            <text:p>&amp;CALCIUM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12% VAT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/>
          <table:table-cell table:formula="of:=[.G18]-[.J18]" office:value-type="float" office:value="0" calcext:value-type="float">
            <text:p>0</text:p>
          </table:table-cell>
          <table:table-cell/>
          <table:table-cell table:formula="of:=[.K18]-[.L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3" table:formula="of:=NOW()" office:value-type="date" office:date-value="2025-12-20T14:45:04.4" calcext:value-type="date">
            <text:p>2025-12-20</text:p>
          </table:table-cell>
          <table:table-cell table:style-name="ce15" table:formula="of:=UPPER(TEXT([.A19];&quot;DDDD&quot;))" office:value-type="string" office:string-value="SATURDAY" calcext:value-type="string">
            <text:p>SATURDAY</text:p>
          </table:table-cell>
          <table:table-cell table:style-name="ce27" office:value-type="string" calcext:value-type="string">
            <text:p>PREV TOTAL</text:p>
          </table:table-cell>
          <table:table-cell table:style-name="ce11" office:value-type="float" office:value="0" calcext:value-type="float">
            <text:p>0.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8" table:formula="of:=SUM([.G3:.G18])" office:value-type="float" office:value="0" calcext:value-type="float">
            <text:p>0.00</text:p>
          </table:table-cell>
          <table:table-cell table:number-columns-repeated="5"/>
          <table:table-cell table:formula="of:=SUM([.M3:.M18])" office:value-type="float" office:value="0" calcext:value-type="float">
            <text:p>0</text:p>
          </table:table-cell>
          <table:table-cell office:value-type="string" calcext:value-type="string">
            <text:p>DIFFERENCE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9" office:value-type="string" calcext:value-type="string">
            <text:p>GRAND TOTAL</text:p>
          </table:table-cell>
          <table:table-cell table:style-name="ce13" table:formula="of:=[.G21]+[.D19]-[.B4]-[.A11]" office:value-type="float" office:value="0" calcext:value-type="float">
            <text:p>0.00</text:p>
          </table:table-cell>
          <table:table-cell/>
          <table:table-cell office:value-type="string" calcext:value-type="string">
            <text:p>DIRECT PAYMENT</text:p>
          </table:table-cell>
          <table:table-cell table:style-name="ce11" table:formula="of:=SUM([.J3:.J18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8" table:formula="of:=[.G19]-[.G20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0-05-10T08:01:42Z</meta:creation-date>
    <dc:date>2025-12-20T14:48:31.949000000</dc:date>
    <meta:editing-cycles>1368</meta:editing-cycles>
    <meta:editing-duration>PT14H47M47S</meta:editing-duration>
    <meta:document-statistic meta:table-count="1" meta:cell-count="17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4 SYSON, MICHAEL B.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51220; from 20240108
' @website address: http://www.usbong.ph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'edited by Mike, 20240108
  'sDateToday = Format(Now(), "yyyy-mm-dd")
  'sDateToday = Format(Now(), "yyyy")
  'sDateToday="1"
   sDateToday = Now()
  
  'output on Windows 7 Ultimate; change to use "-" instead of "/"
  '12/20/2025 14:36:35 
  'Msgbox(sDateToday)
  sDateToday =  Replace(sDateToday, "/","-")
  'Msgbox("&gt;&gt;&gt;" &amp; sDateToday)
  
  iDateTodayDay = Weekday(Now())

  'Linux Machine
  'note: variation in Date Format in LUBUNTU
  'example: 08-03-2020 09:31:45 
  
  'notes: Windows now has same output; Format(...) not anymore giving correct output
  'LibreOffice 7.6.4.1 (X86_64); LibreOffice Community; 2000-2023
 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'  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edited by Mike, 20230503
  'sInputPath  = "G:\Usbong MOSC\Everyone\Information Desk\output\informationDesk\cashier\"
  'edited by Mike, 20251220; from 20240108
'   sInputPath  = "D:\MOSC\KMS\output\informationDesk\cashier\"
   sInputPath  = "C:\MOSC\KMS\output\informationDesk\cashier\"
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
   'added by Mike, 20251220
   iMDRowOffset = 0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					
						'added by Mike, 20251220
						if (iMDRowOffset &gt; 2) Then
							'iMDRowOffset = 3
							
							if (iMDRowOffset = 3) Then
								MsgBox ("PAALALA! May tatlong (3) Partner Medical Doctor ka na ngayong araw!")
							End If
							
							iMDRowOffset = iMDRowOffset + 1
						End If						
						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                       	if (iMDRowOffset &gt; 2) Then
                        	Else
	 						    'Note: Cell A1; where: ...getCellByPosition(iColumnCount, iRowCount)
								summaryReportWorksheet.getCellByPosition(6, 9).Value = dFeeTotalCount
	
								'edited by Mike, 20200820
								'summaryReportWorksheet.getCellByPosition(8, 9).Value = dNetFeeTotalCount
								summaryReportWorksheet.getCellByPosition(8, 9).Value = dFeeTotalCount - dNetFeeTotalCount
	
								summaryReportWorksheet.getCellByPosition(7, 9).Value = iQuantityTotalCount
	
	                            summaryReportWorksheet.getCellByPosition(0, 6 + iMDRowOffset).Value = dNetFeeTotalCount
	
								'edited by Mike, 20200804
								'MON
								if (iDateTodayDay=2) Then
									oNumberFormats = ThisComponent.numberFormats
									lKey = oNumberFormats.queryKey("0.00", oLocalSettings , true)
									summaryReportWorksheet.getCellByPosition(0, 6 + iMDRowOffset).NumberFormat = lKey
								EndIf
								
	                            summaryReportWorksheet.getCellByPosition(1, 6 + iMDRowOffset).String = "DR. CHASTITY AMOR"
	
								'summaryReportWorksheet.getCellByPosition(0,15).Value = iDexaQuantityTotalCount
								summaryReportWorksheet.getCellByPosition(0,16).Value = iPrivateQuantityTotalCount
	
								summaryReportWorksheet.getCellByPosition(0,16).Value = CInt(summaryReportWorksheet.getCellByPosition(0,16).Value) + iPrivateQuantityTotalCount
								summaryReportWorksheet.getCellByPosition(2,14).Value = CInt(summaryReportWorksheet.getCellByPosition(2,14).Value) + iNoChargeQuantityTotalCount
	                        
	                        	'added by Mike, 20251220
							 	iMDRowOffset = iMDRowOffset + 1
							 EndIf
                        ElseIf (InStr(UCase(Filename), "RODIL") &lt;&gt; 0) Then
                        	if (iMDRowOffset &gt; 2) Then
                        	Else
	 						    'Note: Cell A1; where: ...getCellByPosition(iColumnCount, iRowCount)
								summaryReportWorksheet.getCellByPosition(6, 11).Value = dFeeTotalCount
	
								'edited by Mike, 20200820
								'summaryReportWorksheet.getCellByPosition(8, 11).Value = dNetFeeTotalCount
								summaryReportWorksheet.getCellByPosition(8, 11).Value = dFeeTotalCount - dNetFeeTotalCount
	
								summaryReportWorksheet.getCellByPosition(7, 11).Value = iQuantityTotalCount
	
	                            summaryReportWorksheet.getCellByPosition(0, 6 + iMDRowOffset).Value = dNetFeeTotalCount
	
								'edited by Mike, 20200804
								'TUE &amp; THU
								if ((iDateTodayDay=3) or (iDateTodayDay=5)) Then
									oNumberFormats = ThisComponent.numberFormats
									lKey = oNumberFormats.queryKey("0.00", oLocalSettings , true)
									summaryReportWorksheet.getCellByPosition(0, 6 + iMDRowOffset).NumberFormat = lKey
								EndIf
								                            
	                            summaryReportWorksheet.getCellByPosition(1, 6 + iMDRowOffset).String = "DR. RODIL"
	
								'summaryReportWorksheet.getCellByPosition(0,15).Value = iDexaQuantityTotalCount
								summaryReportWorksheet.getCellByPosition(0,16).Value = iPrivateQuantityTotalCount
	
								summaryReportWorksheet.getCellByPosition(0,16).Value = CInt(summaryReportWorksheet.getCellByPosition(0,16).Value) + iPrivateQuantityTotalCount
								summaryReportWorksheet.getCellByPosition(2,14).Value = CInt(summaryReportWorksheet.getCellByPosition(2,14).Value) + iNoChargeQuantityTotalCount
	
	                        	'added by Mike, 20251220
							 	iMDRowOffset = iMDRowOffset + 1
							 EndIf
                        ElseIf (InStr(UCase(Filename), "HONESTO") &lt;&gt; 0) Then
                        	if (iMDRowOffset &gt; 2) Then
                        	Else
	 						    'Note: Cell A1; where: ...getCellByPosition(iColumnCount, iRowCount)
								summaryReportWorksheet.getCellByPosition(6, 12).Value = dFeeTotalCount
	
								'edited by Mike, 20200820
								'summaryReportWorksheet.getCellByPosition(8, 12).Value = dNetFeeTotalCount
								summaryReportWorksheet.getCellByPosition(8, 12).Value = dFeeTotalCount - dNetFeeTotalCount
	
								summaryReportWorksheet.getCellByPosition(7, 12).Value = iQuantityTotalCount
	
	                            summaryReportWorksheet.getCellByPosition(0, 6 + iMDRowOffset).Value = dNetFeeTotalCount
	
								'edited by Mike, 20200804
								'WED &amp; FRI
								if ((iDateTodayDay=4) or (iDateTodayDay=6)) Then
									oNumberFormats = ThisComponent.numberFormats
									lKey = oNumberFormats.queryKey("0.00", oLocalSettings , true)
									summaryReportWorksheet.getCellByPosition(0, 6 + iMDRowOffset).NumberFormat = lKey
								EndIf
								
	                            summaryReportWorksheet.getCellByPosition(1, 6 + iMDRowOffset).String = "DR. HONESTO"
	
								'summaryReportWorksheet.getCellByPosition(0,15).Value = iDexaQuantityTotalCount
								summaryReportWorksheet.getCellByPosition(0,16).Value = iPrivateQuantityTotalCount
	
								summaryReportWorksheet.getCellByPosition(0,16).Value = CInt(summaryReportWorksheet.getCellByPosition(0,16).Value) + iPrivateQuantityTotalCount
								summaryReportWorksheet.getCellByPosition(2,14).Value = CInt(summaryReportWorksheet.getCellByPosition(2,14).Value) + iNoChargeQuantityTotalCount
	                        
	                        	'added by Mike, 20251220
							 	iMDRowOffset = iMDRowOffset + 1
							 EndIf
                        ElseIf (InStr(UCase(Filename), "GRACIA") &lt;&gt; 0) Then
                        	if (iMDRowOffset &gt; 2) Then
                        	Else
	 						    'Note: Cell A1; where: ...getCellByPosition(iColumnCount, iRowCount)
								summaryReportWorksheet.getCellByPosition(6, 13).Value = dFeeTotalCount
	
								'edited by Mike, 20200820
								'summaryReportWorksheet.getCellByPosition(8, 13).Value = dNetFeeTotalCount
								summaryReportWorksheet.getCellByPosition(8, 13).Value = dFeeTotalCount - dNetFeeTotalCount
	
								summaryReportWorksheet.getCellByPosition(7, 13).Value = iQuantityTotalCount
	
	                            summaryReportWorksheet.getCellByPosition(0, 6 + iMDRowOffset).Value = dNetFeeTotalCount
	
								'edited by Mike, 20200804
								'SAT
								if (iDateTodayDay=7) Then
									oNumberFormats = ThisComponent.numberFormats
									lKey = oNumberFormats.queryKey("0.00", oLocalSettings , true)
									summaryReportWorksheet.getCellByPosition(0, 6 + iMDRowOffset).NumberFormat = lKey
								EndIf
	
	                            summaryReportWorksheet.getCellByPosition(1, 6 + iMDRowOffset).String = "DR. GRACIA"
	
								'summaryReportWorksheet.getCellByPosition(0,15).Value = iDexaQuantityTotalCount
								summaryReportWorksheet.getCellByPosition(0,16).Value = iPrivateQuantityTotalCount
	
								summaryReportWorksheet.getCellByPosition(0,16).Value = CInt(summaryReportWorksheet.getCellByPosition(0,16).Value) + iPrivateQuantityTotalCount
								summaryReportWorksheet.getCellByPosition(2,14).Value = CInt(summaryReportWorksheet.getCellByPosition(2,14).Value) + iNoChargeQuantityTotalCount
	
	                        	'added by Mike, 20251220
							 	iMDRowOffset = iMDRowOffset + 1
							 EndIf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 'edited by Mike, 20240108
'  sPrevDate = Format(Now()-1, "yyyy-mm-dd")
  sPrevDate = Now()-1

  'We do not include Sunday
  If (iDateTodayDay=2) then 'Monday
'  	iPrevDateDay = 7 'Saturday  	
	'edited by Mike, 20240108
  	'sPrevDate = Format(Now()-2, "yyyy-mm-dd")  	
  	sPrevDate = Now()-2
  End If	
  
  'Msgbox(sPrevDate)

  'output on Windows 7 Ultimate; change to use "-" instead of "/"
  '12/20/2025 14:36:35 
  'Msgbox(sPrevDate)
  sPrevDate =  Replace(sPrevDate, "/","-")
  
  'added by Mike, 20240108
  'notes: Windows now has same output as Linux; 
  'Format(...) not anymore giving correct output
  'LibreOffice 7.6.4.1 (X86_64); LibreOffice Community; 2000-2023
  
  sPrevDate = Split(sPrevDate, " ")(0)
  sDatePrevMonth = Split(sPrevDate, "-")(0)
  sDatePrevDay = Split(sPrevDate, "-")(1)
  sDatePrevYear = Split(sPrevDate, "-")(2)  
  sPrevDate = sDatePrevYear &amp; "-" &amp; sDatePrevMonth &amp; "-" &amp; sDatePrevDay
  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'edited by Mike, 20220701
'  summaryReportWorksheet.getCellByPosition(1, 9).String = "GLUCOSAMINE SULFATE &amp; CALCIUM"
  summaryReportWorksheet.getCellByPosition(1, 9).String = "GLUCO.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4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40108; from 20220701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edited by Mike, 20240108
  'sPath = "D:\MOSC\KMS\output\informationDesk\cashier\"
  sPath = "C:\MOSC\KMS\output\informationDesk\cashier\"
  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